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notationAwareOrderComparatorTests.sortWithNul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nnotationAwareOrderComparatorTests.instanceVariableIsAnAnnotationAwareOrderCompa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AwareOrderComparatorTests.sortInstancesWithSub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nnotationAwareOrderComparatorTests.sortClas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nnotationAwareOrderComparatorTests.sortInstancesWithOrderAndPrior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nnotationAwareOrderComparatorTests.sortInstan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nnotationAwareOrderComparatorTests.sortClassesWithSub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nnotationAwareOrderComparatorTests.sortInstancesWithPrior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